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/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6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 (window)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5;[Batchnorm1D: Bo2];2k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1_01_0.1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2_02_0.2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1_01_0.1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2_02_0.2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MISH_MISH_MISH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MISH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W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L1Loss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L1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L1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L1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5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5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5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5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table:style-name="ce5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5;[Batchnorm1D: Bo2];2kEP</text:p>
          </table:table-cell>
          <table:table-cell table:style-name="ce5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table:style-name="ce5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table:style-name="ce5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8"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8"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Linear;L=256_128_64_1;DROP=0.5_05_0.5_0.0;X_LeRELU_LeRELU_LeRELU;L1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7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5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MISH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Sheet1.F2:Sheet1.F5 Sheet1.F10:Sheet1.F13 Sheet1.F18:Sheet1.F21 Sheet1.F26:Sheet1.F29 Sheet1.F35:Sheet1.F35 Sheet1.F43:Sheet1.F43 Sheet1.F47:Sheet1.F47 Sheet1.F51:Sheet1.F51 Sheet1.F55:Sheet1.F55 Sheet1.F59:Sheet1.F59 Sheet1.F38:Sheet1.F39 Sheet1.F63:Sheet1.F67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date-style style:name="N118">
      <number:month/>
      <number:text>/</number:text>
      <number:day/>
      <number:text>/</number:text>
      <number:year number:style="long"/>
    </number:date-style>
    <number:currency-style style:name="N11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9P0"/>
    </number:currency-style>
    <number:date-style style:name="N120">
      <number:day/>
      <number:text>-</number:text>
      <number:month number:textual="true"/>
      <number:text>-</number:text>
      <number:year/>
    </number:date-style>
    <number:date-style style:name="N121">
      <number:day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5-25T02:00:46.539000000</dc:date>
    <meta:editing-duration>P3DT14H7M25S</meta:editing-duration>
    <meta:editing-cycles>268</meta:editing-cycles>
    <meta:document-statistic meta:table-count="1" meta:cell-count="483" meta:object-count="0"/>
  </office:meta>
</office:document-meta>
</file>